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Párrafodelista" style:list-style-name="LFO1" style:family="paragraph">
      <style:text-properties fo:font-size="22pt" style:font-size-asian="22pt" style:font-size-complex="22pt"/>
    </style:style>
    <style:style style:name="P4" style:parent-style-name="Párrafodelista" style:list-style-name="LFO1" style:family="paragraph">
      <style:text-properties fo:font-size="22pt" style:font-size-asian="22pt" style:font-size-complex="22pt"/>
    </style:style>
    <style:style style:name="P5" style:parent-style-name="Párrafodelista" style:list-style-name="LFO1" style:family="paragraph">
      <style:text-properties fo:font-size="22pt" style:font-size-asian="22pt" style:font-size-complex="22pt"/>
    </style:style>
    <style:style style:name="P6" style:parent-style-name="Párrafodelista" style:list-style-name="LFO1" style:family="paragraph">
      <style:text-properties fo:font-size="22pt" style:font-size-asian="22pt" style:font-size-complex="22pt"/>
    </style:style>
    <style:style style:name="P7" style:parent-style-name="Párrafodelista" style:list-style-name="LFO1" style:family="paragraph">
      <style:text-properties fo:font-size="22pt" style:font-size-asian="22pt" style:font-size-complex="22pt"/>
    </style:style>
    <style:style style:name="P8" style:parent-style-name="Párrafodelista" style:list-style-name="LFO1" style:family="paragraph">
      <style:text-properties fo:font-size="22pt" style:font-size-asian="22pt" style:font-size-complex="22pt"/>
    </style:style>
    <style:style style:name="P9" style:parent-style-name="Párrafodelista" style:list-style-name="LFO1" style:family="paragraph">
      <style:text-properties fo:font-size="22pt" style:font-size-asian="22pt" style:font-size-complex="22pt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BRAINSTORMING</text:p>
      <text:p text:style-name="P2"/>
      <text:list text:style-name="LFO1" text:continue-numbering="true">
        <text:list-item>
          <text:p text:style-name="P3">Store of ideas</text:p>
        </text:list-item>
        <text:list-item>
          <text:p text:style-name="P4">App Warning Disasters</text:p>
        </text:list-item>
        <text:list-item>
          <text:p text:style-name="P5">App IA Travel</text:p>
        </text:list-item>
        <text:list-item>
          <text:p text:style-name="P6">HotSpot</text:p>
        </text:list-item>
        <text:list-item>
          <text:p text:style-name="P7">App IA Personal Economy Manager</text:p>
        </text:list-item>
        <text:list-item>
          <text:p text:style-name="P8">App Compare <text:s/>Product Prices</text:p>
        </text:list-item>
        <text:list-item>
          <text:p text:style-name="P9">App GPS Cyclist</text:p>
        </text:list-item>
      </text:list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ARIO JAVIER RIVADENEIRA BUENDIA</meta:initial-creator>
    <dc:creator>DARIO JAVIER RIVADENEIRA BUENDIA</dc:creator>
    <meta:creation-date>2023-11-06T11:28:00Z</meta:creation-date>
    <dc:date>2023-11-06T11:47:00Z</dc:date>
    <meta:template xlink:href="Normal.dotm" xlink:type="simple"/>
    <meta:editing-cycles>4</meta:editing-cycles>
    <meta:editing-duration>PT540S</meta:editing-duration>
    <meta:document-statistic meta:page-count="1" meta:paragraph-count="1" meta:word-count="23" meta:character-count="151" meta:row-count="1" meta:non-whitespace-character-count="129"/>
  </office:meta>
</office:document-meta>
</file>